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weight="bold" style:font-weight-asian="bold"/>
    </style:style>
    <style:style style:name="P3" style:family="paragraph" style:parent-style-name="Standard">
      <style:paragraph-properties fo:margin-top="0in" fo:margin-bottom="0in" loext:contextual-spacing="false"/>
      <style:text-properties fo:font-weight="bold" style:font-weight-asian="bold" style:font-weight-complex="bold"/>
    </style:style>
    <style:style style:name="P4" style:family="paragraph" style:parent-style-name="Standard">
      <style:paragraph-properties fo:margin-top="0in" fo:margin-bottom="0in" loext:contextual-spacing="false"/>
      <style:text-properties fo:font-weight="bold" officeooo:rsid="003794b0" officeooo:paragraph-rsid="003794b0" style:font-weight-asian="bold" style:font-weight-complex="bold"/>
    </style:style>
    <style:style style:name="P5" style:family="paragraph" style:parent-style-name="Standard">
      <style:paragraph-properties fo:margin-top="0in" fo:margin-bottom="0in" loext:contextual-spacing="false"/>
      <style:text-properties fo:font-weight="bold" officeooo:paragraph-rsid="0018e23d" style:font-weight-asian="bold"/>
    </style:style>
    <style:style style:name="P6" style:family="paragraph" style:parent-style-name="Standard">
      <style:paragraph-properties fo:margin-top="0in" fo:margin-bottom="0in" loext:contextual-spacing="false"/>
      <style:text-properties fo:font-weight="bold" officeooo:paragraph-rsid="00041cfe" style:font-weight-asian="bold"/>
    </style:style>
    <style:style style:name="P7" style:family="paragraph" style:parent-style-name="Standard">
      <style:paragraph-properties fo:margin-top="0in" fo:margin-bottom="0in" loext:contextual-spacing="false"/>
      <style:text-properties officeooo:rsid="0004dda2" officeooo:paragraph-rsid="0004dda2"/>
    </style:style>
    <style:style style:name="P8" style:family="paragraph" style:parent-style-name="Standard">
      <style:paragraph-properties fo:margin-top="0in" fo:margin-bottom="0in" loext:contextual-spacing="false"/>
      <style:text-properties officeooo:rsid="0007db85" officeooo:paragraph-rsid="0007db85"/>
    </style:style>
    <style:style style:name="P9" style:family="paragraph" style:parent-style-name="Standard">
      <style:paragraph-properties fo:margin-top="0in" fo:margin-bottom="0in" loext:contextual-spacing="false"/>
      <style:text-properties officeooo:paragraph-rsid="000bee62"/>
    </style:style>
    <style:style style:name="P10" style:family="paragraph" style:parent-style-name="Standard">
      <style:paragraph-properties fo:margin-top="0in" fo:margin-bottom="0in" loext:contextual-spacing="false"/>
      <style:text-properties officeooo:rsid="0010c288" officeooo:paragraph-rsid="0010c288"/>
    </style:style>
    <style:style style:name="P11" style:family="paragraph" style:parent-style-name="Standard">
      <style:paragraph-properties fo:margin-top="0in" fo:margin-bottom="0in" loext:contextual-spacing="false"/>
      <style:text-properties officeooo:rsid="001c0991" officeooo:paragraph-rsid="001c0991"/>
    </style:style>
    <style:style style:name="P12" style:family="paragraph" style:parent-style-name="Standard">
      <style:paragraph-properties fo:margin-top="0in" fo:margin-bottom="0in" loext:contextual-spacing="false"/>
      <style:text-properties officeooo:paragraph-rsid="001c0991"/>
    </style:style>
    <style:style style:name="P13" style:family="paragraph" style:parent-style-name="Standard">
      <style:paragraph-properties fo:margin-top="0in" fo:margin-bottom="0in" loext:contextual-spacing="false"/>
      <style:text-properties officeooo:rsid="003478aa" officeooo:paragraph-rsid="003478aa"/>
    </style:style>
    <style:style style:name="P14" style:family="paragraph" style:parent-style-name="Standard">
      <style:paragraph-properties fo:margin-top="0in" fo:margin-bottom="0in" loext:contextual-spacing="false"/>
      <style:text-properties officeooo:rsid="00392818" officeooo:paragraph-rsid="00392818"/>
    </style:style>
    <style:style style:name="P15" style:family="paragraph" style:parent-style-name="Standard">
      <style:paragraph-properties fo:margin-top="0in" fo:margin-bottom="0in" loext:contextual-spacing="false"/>
      <style:text-properties fo:font-variant="normal" fo:text-transform="none" fo:color="#000000" style:font-name="Calibri1" fo:font-size="11pt" fo:letter-spacing="normal" fo:font-style="normal" fo:font-weight="normal" officeooo:rsid="003478aa" officeooo:paragraph-rsid="003478aa" style:font-size-asian="11pt" style:font-size-complex="11pt"/>
    </style:style>
    <style:style style:name="P16" style:family="paragraph" style:parent-style-name="Standard">
      <style:paragraph-properties fo:margin-top="0in" fo:margin-bottom="0in" loext:contextual-spacing="false"/>
      <style:text-properties officeooo:rsid="00041cfe" officeooo:paragraph-rsid="00041cfe"/>
    </style:style>
    <style:style style:name="P17" style:family="paragraph" style:parent-style-name="Standard">
      <style:paragraph-properties fo:margin-top="0in" fo:margin-bottom="0in" loext:contextual-spacing="false"/>
      <style:text-properties officeooo:paragraph-rsid="004249c8"/>
    </style:style>
    <style:style style:name="P18" style:family="paragraph" style:parent-style-name="Text_20_body">
      <style:paragraph-properties fo:margin-top="0in" fo:margin-bottom="0in" loext:contextual-spacing="false"/>
      <style:text-properties fo:font-variant="normal" fo:text-transform="none" fo:color="#000000" style:font-name="Calibri1" fo:font-size="11pt" fo:letter-spacing="normal" fo:font-style="normal" fo:font-weight="normal" officeooo:rsid="00041cfe" style:font-size-asian="11pt" style:font-size-complex="11pt"/>
    </style:style>
    <style:style style:name="P19" style:family="paragraph" style:parent-style-name="Text_20_body">
      <style:paragraph-properties fo:margin-top="0in" fo:margin-bottom="0in" loext:contextual-spacing="false"/>
      <style:text-properties fo:font-variant="normal" fo:text-transform="none" fo:color="#000000" style:font-name="Calibri1" fo:font-size="11pt" fo:letter-spacing="normal" fo:font-style="normal" fo:font-weight="normal" officeooo:rsid="00241647" officeooo:paragraph-rsid="00241647" style:font-size-asian="11pt" style:font-size-complex="11pt"/>
    </style:style>
    <style:style style:name="P20" style:family="paragraph" style:parent-style-name="Text_20_body">
      <style:paragraph-properties fo:margin-top="0in" fo:margin-bottom="0in" loext:contextual-spacing="false"/>
      <style:text-properties fo:font-variant="normal" fo:text-transform="none" fo:color="#000000" style:font-name="Calibri1" fo:font-size="11pt" fo:letter-spacing="normal" fo:font-style="normal" fo:font-weight="normal" officeooo:rsid="002654cf" officeooo:paragraph-rsid="002654cf" style:font-size-asian="11pt" style:font-size-complex="11pt"/>
    </style:style>
    <style:style style:name="P21" style:family="paragraph" style:parent-style-name="Text_20_body">
      <style:paragraph-properties fo:margin-top="0in" fo:margin-bottom="0in" loext:contextual-spacing="false"/>
      <style:text-properties fo:font-variant="normal" fo:text-transform="none" fo:color="#000000" style:font-name="Calibri1" fo:font-size="11pt" fo:letter-spacing="normal" fo:font-style="normal" fo:font-weight="bold" officeooo:rsid="00312bad" officeooo:paragraph-rsid="00312bad" style:font-size-asian="11pt" style:font-weight-asian="bold" style:font-size-complex="11pt" style:font-weight-complex="bold"/>
    </style:style>
    <style:style style:name="P22" style:family="paragraph" style:parent-style-name="Heading_20_1">
      <style:paragraph-properties fo:margin-top="0in" fo:margin-bottom="0in" loext:contextual-spacing="false"/>
      <style:text-properties fo:font-variant="normal" fo:text-transform="none" fo:color="#000000" style:font-name="Calibri1" fo:font-size="11pt" fo:letter-spacing="normal" fo:font-style="normal" fo:font-weight="normal" officeooo:rsid="00041cfe" style:font-size-asian="11pt" style:font-size-complex="11pt"/>
    </style:style>
    <style:style style:name="P23" style:family="paragraph" style:parent-style-name="Standard" style:master-page-name="MP0">
      <style:paragraph-properties fo:margin-top="0in" fo:margin-bottom="0in" loext:contextual-spacing="false" style:page-number="auto" fo:break-before="page"/>
      <style:text-properties fo:font-weight="bold" style:font-weight-asian="bold"/>
    </style:style>
    <style:style style:name="T1" style:family="text">
      <style:text-properties fo:font-weight="bold" style:font-weight-asian="bold" style:font-weight-complex="bold"/>
    </style:style>
    <style:style style:name="T2" style:family="text">
      <style:text-properties officeooo:rsid="00061117"/>
    </style:style>
    <style:style style:name="T3" style:family="text">
      <style:text-properties officeooo:rsid="0009266b"/>
    </style:style>
    <style:style style:name="T4" style:family="text">
      <style:text-properties officeooo:rsid="000e1197"/>
    </style:style>
    <style:style style:name="T5" style:family="text">
      <style:text-properties officeooo:rsid="0011d13c"/>
    </style:style>
    <style:style style:name="T6" style:family="text">
      <style:text-properties fo:font-weight="normal" style:font-weight-asian="normal" style:font-weight-complex="normal"/>
    </style:style>
    <style:style style:name="T7" style:family="text">
      <style:text-properties fo:font-weight="normal" officeooo:rsid="001c26f9" style:font-weight-asian="normal" style:font-weight-complex="normal"/>
    </style:style>
    <style:style style:name="T8" style:family="text">
      <style:text-properties fo:font-weight="normal" officeooo:rsid="001c6795" style:font-weight-asian="normal" style:font-weight-complex="normal"/>
    </style:style>
    <style:style style:name="T9" style:family="text">
      <style:text-properties fo:font-weight="normal" officeooo:rsid="001f932f" style:font-weight-asian="normal" style:font-weight-complex="normal"/>
    </style:style>
    <style:style style:name="T10" style:family="text">
      <style:text-properties officeooo:rsid="0021aa80"/>
    </style:style>
    <style:style style:name="T11" style:family="text">
      <style:text-properties officeooo:rsid="002597e4"/>
    </style:style>
    <style:style style:name="T12" style:family="text">
      <style:text-properties officeooo:rsid="002dadbb"/>
    </style:style>
    <style:style style:name="T13" style:family="text">
      <style:text-properties officeooo:rsid="002e3911"/>
    </style:style>
    <style:style style:name="T14" style:family="text">
      <style:text-properties officeooo:rsid="003dd260"/>
    </style:style>
    <style:style style:name="T15" style:family="text">
      <style:text-properties officeooo:rsid="003f4adf"/>
    </style:style>
    <style:style style:name="T16" style:family="text">
      <style:text-properties officeooo:rsid="0043bf8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Unternehmen:</text:p>
      <text:p text:style-name="P17">Seit 1925</text:p>
      <text:p text:style-name="P17">international bekannte Marke</text:p>
      <text:p text:style-name="P1">Exporte in über 100 Ländern auf 5 Kontinenten</text:p>
      <text:p text:style-name="P1">Status als Familienunternehmen</text:p>
      <text:p text:style-name="P1">jeden Schritt selbst bestimmen</text:p>
      <text:p text:style-name="P1">Produkte nach alter Familientradition zubereitet</text:p>
      <text:p text:style-name="P1"/>
      <text:p text:style-name="P1">Loacker Gruppe beschäftigt über 1000 Mitarbeiter</text:p>
      <text:p text:style-name="P1">852. Mio. Stück werden pro Jahr produziert</text:p>
      <text:p text:style-name="P1">324 Mio. Umsatz</text:p>
      <text:p text:style-name="P1"/>
      <text:p text:style-name="P1">Top-Länder (Italien, Saudi-Arabien, Israel)</text:p>
      <text:p text:style-name="P1"/>
      <text:p text:style-name="P1">2 Produktionsstätten (Bozen-Unterinn, Heinsfels)</text:p>
      <text:p text:style-name="P1"><text:span text:style-name="T14">8</text:span> Loacker Stores (Bozen, Brenner, Trient, Verona, <text:span text:style-name="T15">Bergamo, </text:span>Heinsfels und Innsbruck)</text:p>
      <text:p text:style-name="P1"/>
      <text:p text:style-name="P1"><text:span text:style-name="T1">Rückwärtsintegration</text:span>: seit 2015 neu begonnenen Haselnussanbau in der Toskana</text:p>
      <text:p text:style-name="P1">Vorwärtsintegration: Eröffnung weiterer Loacker Standorte</text:p>
      <text:p text:style-name="P1"/>
      <text:p text:style-name="P1">Randstad Award 2015:</text:p>
      <text:p text:style-name="P1">Randstad Award für die Region Nordostitalien, attraktivsten Arbeitgeber dieser Region, zusätzlich ausgezeichnet wurde Loacker für das eingeschätzt angenehmste Arbeitsklima, eine sichere Anstellung und für die finanzielle Solidität.</text:p>
      <text:p text:style-name="P1"/>
      <text:p text:style-name="P5">Position:</text:p>
      <text:p text:style-name="P11"><text:span text:style-name="T6">Das Ausschreiben hat gleich mein Intersse geweckt. Es wird ein Einblick in viele Themen geboten um überall Erfahrungen zu sammeln. </text:span><text:span text:style-name="T7">Ich </text:span><text:span text:style-name="T9">fühlte</text:span><text:span text:style-name="T7"> mich irgendwie gleich angesprochen, </text:span><text:span text:style-name="T8">dass das Praktikum super zu mir passt.</text:span></text:p>
      <text:p text:style-name="P12"/>
      <text:p text:style-name="P2">Gesprächspartner:</text:p>
      <text:p text:style-name="P1">/</text:p>
      <text:p text:style-name="P1"/>
      <text:p text:style-name="P2">Pressemitteilungen:</text:p>
      <text:p text:style-name="P1">Intesa Sanpaolo:</text:p>
      <text:p text:style-name="P1">2.800 ha neuer Anbaufläche in ganz Italien</text:p>
      <text:p text:style-name="P9">Rückverfolgbarkeits- und Nachhaltigkeitsvorgaben die italienische Produktionskette erweitert wird.</text:p>
      <text:p text:style-name="P9">Die neuen Plantagen sollen vor allem in den Regionen Veneto, Friaul-Julisch Venetien, Toskana und Latium entstehen.</text:p>
      <text:p text:style-name="P1">Intesa Sanpaolo eine Kreditlinie mit einer besonders langen tilgungsfreien Zeit (7 Jahre) bei einer Gesamtlaufzeit von 12 Jahren.</text:p>
      <text:p text:style-name="P1"/>
      <text:p text:style-name="P1">Double Choc. Die neue Loacker Waffel für Schokolade-Liebhaber!</text:p>
      <text:p text:style-name="P1"/>
      <text:p text:style-name="P1">Loacker Latte Art Competition in Innsbruck:</text:p>
      <text:p text:style-name="P1">jeweils einer für jeden der acht Loacker Stores in Bozen, Bergamo, Brenner, Heinfels, Trient, Verona und Innsbruck – gegeneinander antreten.</text:p>
      <text:p text:style-name="P1"/>
      <text:p text:style-name="P1"><text:soft-page-break/>Die Loacker Schokoladen Specialty und Classic zum Produkt des Jahres 2018 gekürt in der <text:span text:style-name="T4">K</text:span>ategorie "Schokoladentafeln"</text:p>
      <text:p text:style-name="P1"/>
      <text:p text:style-name="P1">Cacao &amp; Milk ist Produkt des Jahres 2017 in der Kategorie "Backwaren"</text:p>
      <text:p text:style-name="P1"/>
      <text:h text:style-name="P22" text:outline-level="1">Milchtrocknungswerks <text:span text:style-name="T10">zusammen mit dem Unternehmen Brimi in Vintl.</text:span></text:h>
      <text:p text:style-name="P18"/>
      <text:p text:style-name="P21">Darbo:</text:p>
      <text:p text:style-name="P19"><text:span text:style-name="T11">Erweiterung der </text:span>Partnerschaft zwischen Loacker und Darbo:</text:p>
      <text:p text:style-name="P20">Dass Loacker den Vertrieb der Darbo Produkte in Italien vol<text:span text:style-name="T16">l</text:span>kommen übernimmt.</text:p>
      <text:p text:style-name="P1">Loacker bereichert damit sein Markenvertriebsportfolio, das neben Darbo Twinings, Ovomaltina, Lorenz Snack-World und Pema umfasst.</text:p>
      <text:p text:style-name="P1"/>
      <text:p text:style-name="P1"><text:span text:style-name="T12">G</text:span>emeinsame Nutzung v<text:span text:style-name="T13">on </text:span>Verarbeitungsmethoden, die ein Höchstmaß an Qualität und Güte garantieren.</text:p>
      <text:p text:style-name="P1"/>
      <text:p text:style-name="P3">Copywriting:</text:p>
      <text:p text:style-name="P13">Loacker hat ein Ausschreiben für das Copywriting des Unternehmen ausgestellt, dass das Unternehmen Erbacipollina gewonnen hat.</text:p>
      <text:p text:style-name="P13"/>
      <text:p text:style-name="P13">Vizeum ist das Medienzentrum von Loacker, während Connexia die Social-Media-Kanäle des Unternehmens verwaltet.</text:p>
      <text:p text:style-name="P13"/>
      <text:p text:style-name="P15">Cayenne vicina alla vittoria della gara creativa??</text:p>
      <text:p text:style-name="P13"/>
      <text:p text:style-name="P4">PMI:</text:p>
      <text:p text:style-name="P14">Artikel auf der Seite PMI, wo sie darauf eingehen, dass Loacker viele auch junge Arbeiter sucht mit nicht unbedinger Berufserfahrung.</text:p>
      <text:p text:style-name="P1"/>
      <text:p text:style-name="P2">Lebenslauf – Zusammenfassung:</text:p>
      <text:p text:style-name="P16">Ich besuchte die WFO in Meran. Ab der Oberschule versuchte ich dann auch jeden Sommer eine Arbeit zu finden um erste Berufserfahrung zu sammeln. Ich arbeitete als Kinderbetreuer und machte ein Orientierungspraktikum in der Gemeinde Naturns. In den Sommern dazwischen half ich immer bei dem Hof meiner Großeltern, denn da war jede Hilfe willkommen, also sowohl beim Zupfen als auch beim Klauben.</text:p>
      <text:p text:style-name="P7">In der Schule tat ich mich immer schon leicht und hatte eigentlich nie ein Problem beim lernen. <text:span text:style-name="T2">Durch meine Kenntnisse versuchte ich dann auch meinen Mitschülern zu helfen und die Lehrpersonen zu unterstützen, hauptsächlich in den Fächern Mathematik oder Informatik.</text:span></text:p>
      <text:p text:style-name="P8">Während der 5. Klasse wurde ich mir immer sicherer, dass ich Wirtschaftsinformatik studieren will <text:span text:style-name="T3">und auch der Ort viel dann relativ schnell auf München. Weit genug weg, dass man sein eigenes Leben führen kann und auch nicht zuweit weck, wenn man nach Hause fahren will.</text:span></text:p>
      <text:p text:style-name="P10">Die Umstellung zur Universität war am Anfang nicht ganz leicht, <text:span text:style-name="T5">aber man gewöhnte sich bald, dass man ziemlich auf sich alleine gestellt ist.</text:span></text:p>
      <text:p text:style-name="P6"/>
      <text:p text:style-name="P6">Was bringe ich für die Position mit:</text:p>
      <text:p text:style-name="P1"/>
      <text:p text:style-name="P1"/>
      <text:p text:style-name="P2">Wann kann ich mit einer Entscheidung rechne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loext: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Absatz-Standardschriftart"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Fabian Rinner</meta:initial-creator>
    <meta:creation-date>2019-03-30T07:35:00Z</meta:creation-date>
    <dc:date>2019-04-02T16:10:14.239546682</dc:date>
    <meta:editing-cycles>96</meta:editing-cycles>
    <meta:editing-duration>PT1H7M50S</meta:editing-duration>
    <meta:document-statistic meta:table-count="0" meta:image-count="0" meta:object-count="0" meta:page-count="2" meta:paragraph-count="51" meta:word-count="552" meta:character-count="4006" meta:non-whitespace-character-count="3503"/>
    <meta:template xlink:type="simple" xlink:actuate="onRequest" xlink:title="" xlink:href="Normal"/>
  </office:meta>
</office:document-meta>
</file>